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ff"/>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paragraph-properties fo:margin-top="0in" fo:margin-bottom="0.2in"/>
    </style:style>
    <style:style style:name="P5" style:family="paragraph" style:parent-style-name="Standard">
      <style:paragraph-properties fo:margin-left="0.4925in" fo:margin-right="0in" fo:margin-top="0in" fo:margin-bottom="0.2in" fo:text-indent="0in" style:auto-text-indent="false"/>
    </style:style>
    <style:style style:name="P6" style:family="paragraph" style:parent-style-name="Standard">
      <style:paragraph-properties fo:margin-left="0.4925in" fo:margin-right="0in" fo:margin-top="0in" fo:margin-bottom="0.2in" fo:text-indent="0in" style:auto-text-indent="false"/>
      <style:text-properties style:use-window-font-color="true" style:font-name="Times New Roman" fo:font-size="12pt" style:font-name-asian="AppleSystemUIFont" style:font-size-asian="12pt" style:font-name-complex="AppleSystemUIFont" style:font-size-complex="12pt"/>
    </style:style>
    <style:style style:name="P7" style:family="paragraph" style:parent-style-name="Standard">
      <style:paragraph-properties fo:margin-left="0.4925in" fo:margin-right="0in" fo:margin-top="0in" fo:margin-bottom="0.2in" fo:text-indent="0in" style:auto-text-indent="false"/>
      <style:text-properties fo:color="#ff00ff" style:font-name="Times New Roman" fo:font-size="12pt" style:font-name-asian="AppleSystemUIFont" style:font-size-asian="12pt" style:font-name-complex="AppleSystemUIFont" style:font-size-complex="12pt"/>
    </style:style>
    <style:style style:name="P8" style:family="paragraph" style:parent-style-name="Standard">
      <style:paragraph-properties fo:margin-left="0.9846in" fo:margin-right="0in" fo:margin-top="0in" fo:margin-bottom="0.2in" fo:text-indent="0in" style:auto-text-indent="false"/>
    </style:style>
    <style:style style:name="P9" style:family="paragraph" style:parent-style-name="Standard">
      <style:paragraph-properties fo:margin-left="0.9846in" fo:margin-right="0in" fo:margin-top="0in" fo:margin-bottom="0.2in" fo:text-indent="0in" style:auto-text-indent="false"/>
      <style:text-properties style:font-name="Times New Roman" fo:font-size="12pt" style:font-name-asian="AppleSystemUIFont" style:font-size-asian="12pt" style:font-name-complex="AppleSystemUIFont" style:font-size-complex="12pt"/>
    </style:style>
    <style:style style:name="P10" style:family="paragraph" style:parent-style-name="Standard" style:list-style-name="L1"/>
    <style:style style:name="P11" style:family="paragraph" style:parent-style-name="Standard" style:list-style-name="L4">
      <style:text-properties fo:font-variant="normal" fo:text-transform="none" fo:color="#000000" style:text-line-through-style="none" style:font-name="Times New Roman" fo:font-size="11.25pt" fo:letter-spacing="normal" fo:font-style="normal" style:text-underline-style="none" fo:font-weight="normal" style:text-blinking="false" style:font-weight-asian="normal" style:font-weight-complex="normal"/>
    </style:style>
    <style:style style:name="P12" style:family="paragraph" style:parent-style-name="Standard" style:list-style-name="L4">
      <style:text-properties style:font-name="Times New Roman" fo:font-weight="normal" style:font-weight-asian="normal" style:font-weight-complex="normal"/>
    </style:style>
    <style:style style:name="P13" style:family="paragraph" style:parent-style-name="Standard" style:list-style-name="L2">
      <style:paragraph-properties fo:margin-top="0in" fo:margin-bottom="0.2in"/>
    </style:style>
    <style:style style:name="P14" style:family="paragraph" style:parent-style-name="Standard" style:list-style-name="L3">
      <style:paragraph-properties fo:margin-top="0in" fo:margin-bottom="0.2in"/>
      <style:text-properties style:use-window-font-color="true" style:font-name="Times New Roman" fo:font-size="12pt" style:font-name-asian="AppleSystemUIFont" style:font-size-asian="12pt" style:font-name-complex="AppleSystemUIFont" style:font-size-complex="12pt"/>
    </style:style>
    <style:style style:name="P15" style:family="paragraph" style:parent-style-name="Standard" style:list-style-name="L3">
      <style:paragraph-properties fo:margin-top="0in" fo:margin-bottom="0.2in"/>
    </style:style>
    <style:style style:name="P16" style:family="paragraph" style:parent-style-name="Standard" style:list-style-name="L3">
      <style:paragraph-properties fo:margin-top="0in" fo:margin-bottom="0.2in"/>
      <style:text-properties fo:color="#ff00ff" style:font-name="Times New Roman" fo:font-size="12pt" style:font-name-asian="AppleSystemUIFont" style:font-size-asian="12pt" style:font-name-complex="AppleSystemUIFont" style:font-size-complex="12pt"/>
    </style:style>
    <style:style style:name="T1" style:family="text">
      <style:text-properties style:use-window-font-color="true"/>
    </style:style>
    <style:style style:name="T2" style:family="text">
      <style:text-properties style:use-window-font-color="true" style:font-name="Times New Roman" fo:font-size="12pt" style:font-name-asian="AppleSystemUIFont" style:font-size-asian="12pt" style:font-name-complex="AppleSystemUIFont" style:font-size-complex="12pt"/>
    </style:style>
    <style:style style:name="T3" style:family="text">
      <style:text-properties style:use-window-font-color="true" style:font-name="Times New Roman" fo:font-size="12pt" fo:font-style="italic" style:font-name-asian="AppleSystemUIFont" style:font-size-asian="12pt" style:font-style-asian="italic" style:font-name-complex="AppleSystemUIFont" style:font-size-complex="12pt" style:font-style-complex="italic"/>
    </style:style>
    <style:style style:name="T4" style:family="text">
      <style:text-properties style:font-name="Times New Roman"/>
    </style:style>
    <style:style style:name="T5" style:family="text">
      <style:text-properties fo:color="#ff00ff"/>
    </style:style>
    <style:style style:name="T6" style:family="text">
      <style:text-properties fo:color="#ff00ff" style:font-name="Times New Roman" fo:font-size="12pt" style:font-name-asian="AppleSystemUIFont" style:font-size-asian="12pt" style:font-name-complex="AppleSystemUIFont" style:font-size-complex="12pt"/>
    </style:style>
    <style:style style:name="T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in Magenta is to be verified!</text:p>
      <text:p text:style-name="P1"/>
      <text:p text:style-name="P2">Lessons learned regarding Corel Draw and importing DXF formatted drawings</text:p>
      <text:p text:style-name="P2"/>
      <text:p text:style-name="P2">Introduction</text:p>
      <text:p text:style-name="Standard"/>
      <text:p text:style-name="Standard">This is a report on issues encountered while developing the following workflow.</text:p>
      <text:p text:style-name="Standard"/>
      <text:list xml:id="list7017065074034661705" text:style-name="L1">
        <text:list-item>
          <text:p text:style-name="P10">Start with CAD design on my desktop computer</text:p>
        </text:list-item>
        <text:list-item>
          <text:p text:style-name="P10">Save the work as a DXF file</text:p>
        </text:list-item>
        <text:list-item>
          <text:p text:style-name="P10">Import the DXF file into Corel Draw at the lab</text:p>
        </text:list-item>
        <text:list-item>
          <text:p text:style-name="P10">In Corel Draw, tweak the drawing as necessary for printing</text:p>
        </text:list-item>
        <text:list-item>
          <text:p text:style-name="P10">Print to the ULS print driver</text:p>
        </text:list-item>
        <text:list-item>
          <text:p text:style-name="P10">Cut the designed pieces on the ULS Laser Cutter</text:p>
        </text:list-item>
      </text:list>
      <text:p text:style-name="Standard"/>
      <text:p text:style-name="Standard">Since I am happy with the software I use for the design portion of this workflow at home (QCAD), and I have very little control over the software used for the manufacturing portion of the workflow at the lab (Corel Draw / Universal Laser Systems), I have focused on making steps 3 and 4 above (import and tweak) as friction-free as I can.</text:p>
      <text:p text:style-name="Standard"/>
      <text:p text:style-name="Standard">I hope that by writing down these notes I can perhaps help ease the development of your own workflow using your design tools and practices.</text:p>
      <text:p text:style-name="Standard"/>
      <text:p text:style-name="P2">Issues and Comments</text:p>
      <text:p text:style-name="Standard"/>
      <text:list xml:id="list8523461073263771598" text:style-name="L2">
        <text:list-item>
          <text:p text:style-name="P13">There is a DXF Direct Import add-on for the ULS software package. <text:s/>However, this add-on is not installed in the lab, so DXF files have to be read in to a Corel Draw workspace using the Corel Draw import command and then printed using the ULS print driver.</text:p>
        </text:list-item>
        <text:list-item>
          <text:p text:style-name="P13">DXF Version Numbers. <text:s/>As far as I can tell, the highest version DXF version number that the lab's Corel Draw will read is AC1024, AutoCAD 2010-2012, [R24]. <text:s/>Anything higher and it will give a<text:span text:style-name="T1">n Unrecoverable Error dia</text:span>log. <text:s/>Even though you can dismiss that dialog, the program is screwed at that point and it will not import any DXF files after that, even files that it has previously accepted. <text:s/>The only recovery solution I found is to restart Corel Draw and start over, and don't try to import the problem file again.</text:p>
        </text:list-item>
      </text:list>
      <text:p text:style-name="P4"><text:tab/>The ULSTest.dxf file that was supplied with the laser is version AC1018, AutoCAD 2004.</text:p>
      <text:list xml:id="list2924823302645336209" text:style-name="L3">
        <text:list-item>
          <text:p text:style-name="P14">It is better to explode objects in the original DXF before importing so that all components end up on their intended layers. <text:s/>Without that, the references to the objects are assigned to the layer that was active at the time of import, and the components of the objects must be accessed in the Corel Draw Object Manager on that layer, not their intended layer.</text:p>
        </text:list-item>
        <text:list-item>
          <text:p text:style-name="P15">I have not been able to get Corel Draw to place objects on existing layers. <text:s/>It imports layer definitions <text:span text:style-name="T7">mostly</text:span> okay (for the layers that are in use in the imported file) but it does not recognize that a layer definition might already exist and re-use it if possible<text:span text:style-name="T1">. Thus multiple imports of the same DXF file result in multiple layers with the same display name. <text:s/>Presumably they have different internal identification tags of some sort.</text:span></text:p>
        </text:list-item>
        <text:list-item>
          <text:p text:style-name="P15"><text:soft-page-break/><text:span text:style-name="T1">There are examples where Corel Draw imports my DXF Engrave (Raster) layer definition but changes the layer color from Black #000000 to a darkish red #650000. <text:s/>Similarly, there are examples of importing my NP Material Boundary Layer and changing the layer color from White to Black. <text:s/>This also happens to objects with their individual colors directly set to Black; they get set to R101, G0, B0. <text:s/></text:span><text:span text:style-name="T5">What's up with that?</text:span></text:p>
        </text:list-item>
        <text:list-item>
          <text:p text:style-name="P14">Is it color or line thickness or lineweight that determines cut vs mark vs raster in a DXF file? </text:p>
        </text:list-item>
      </text:list>
      <text:p text:style-name="P5"><text:span text:style-name="T2">Linear DXF entities like lines and circles are treated as vector data if they have a DXF lineweight </text:span><text:span text:style-name="T6">less than some value.</text:span><text:span text:style-name="T2"> <text:s/>They do not have to be less than 0.001” as stated in the printer manual, but they cannot be arbitrarily large either. (See explanation in <text:s/>following paragraphs).</text:span><text:span text:style-name="T6"> <text:s/></text:span></text:p>
      <text:p text:style-name="P6">Widths: 0.5 mm = 1.417 pts, 1.0 mm = 2.835 pts.</text:p>
      <text:p text:style-name="P7">Explanation</text:p>
      <text:p text:style-name="P5"><text:span text:style-name="T2">On page 49 of the laser printer manual, it clearly says that line </text:span><text:span text:style-name="T3">thickness</text:span><text:span text:style-name="T2"> matters, but it mixes the terms thickness and width in a confusing fashion:</text:span></text:p>
      <text:p text:style-name="P9">The printer driver determines whether an element in the graphic data being printed is a vector or raster object by its width. Only lines and curves with a thickness of .001” (.0254 mm) or less will be interpreted as vector objects. All other elements of the graphic being printed will be interpreted as raster objects. In order to print vector elements, the software you are printing from must support creation of lines with a thickness of .001”(.0254 mm) or less. <text:line-break/></text:p>
      <text:p text:style-name="P5"><text:span text:style-name="T2">In a DXF file, all graphic entities have a required common property group code 370 that holds a 16-bit integer </text:span><text:span text:style-name="T3">lineweight</text:span><text:span text:style-name="T2"> enum value. <text:s/>The integer value of the enum is used to specify the lineweight for the entity by multiplying it by 0.01 mm. <text:s/>Given that the enum values are a limited list that starts out with (0, 5, 9, 13, 15, …) the minimum lineweights that can be specified in a DXF file are 0 mm (ie, use default), 0.05 mm, 0.09 mm, 0.13 mm, 0.15 mm, etc.</text:span></text:p>
      <text:p text:style-name="P5"><text:span text:style-name="T2">Specific graphic entities, for example CIRCLE and LINE, also have an optional property group code 39 that holds a floating point </text:span><text:span text:style-name="T3">thickness</text:span><text:span text:style-name="T2"> value, default value 0.0. <text:s/>This value is defined to be the entity's dimension along its normal vector direction (the extrusion direction).</text:span></text:p>
      <text:p text:style-name="P5"><text:span text:style-name="T2">As far as I can tell, my 2D CAD program does not even provide a way to specify a thickness value (group code 39), since 2D extrusion along a normal vector is not a valid function. Consequently, all lines and circles defined in my DXF files have a default line </text:span><text:span text:style-name="T3">thickness</text:span><text:span text:style-name="T2"> of 0.0 once imported into Corel Draw, and are treated as vector objects when processed by the printer driver, regardless of their </text:span><text:span text:style-name="T3">lineweight</text:span><text:span text:style-name="T2">. <text:s/></text:span></text:p>
      <text:p text:style-name="P5"><text:span text:style-name="T2">Consequently, </text:span><text:span text:style-name="T3">lineweight</text:span><text:span text:style-name="T2"> in the original DXF file does not matter at all for circles and lines; they are always treated as vector entities and Mark and Cut are determined solely by color.</text:span></text:p>
      <text:p text:style-name="P6">This interpretation is similar to the description of the optional (and not installed) ULS add-on module DXF Direct Import on page 109 of PLS User Manual.</text:p>
      <text:p text:style-name="P8"><text:soft-page-break/><text:span text:style-name="T2">DXF import only supports vector data. Any raster data in a DXF file will be ignored. All vector line width and type data is ignored and all vector data is imported as solid hairline vectors. If using the materials tab in DXF mode, red vectors will be imported as cut vectors using the vector cut laser settings in the database, blue vectors will be imported as scribe vectors using the vector scribe laser settings in the database and all other vector colors will </text:span><text:span text:style-name="T2">retain their original color but will use the red vector cut laser settings in the database. If using the manual tab in DXF mode vector colors will be mapped to the color table and use the laser settings assigned to each color. DXF import process ignores image density (manual controls) and preserves vector data at the highest resolution. <text:line-break/></text:span></text:p>
      <text:list xml:id="list42253463" text:continue-numbering="true" text:style-name="L3">
        <text:list-item>
          <text:p text:style-name="P15"><text:span text:style-name="T5">I have not figured out how Corel Draw decides whether or not a font substitution is needed during a DXF file import. <text:s/>I suspect that PANOSE numbers are in use, but it's all kind of opaque so far.</text:span> Some fonts are successfully used without substitution but others that appear to be available on both systems are not. <text:s/>I have test files with examples of Arial, Calibri, Comic Sans, Georgia, Ink Free, Roman, and Tahoma that transfer without substitution. <text:s/>[<text:span text:style-name="T5">However</text:span>, when I specify Arial (a True Type font), Corel has sometimes made a substitution for Font1:Normal u<text:span text:style-name="T4">sing </text:span><text:span text:style-name="T2">Arial-Normal (Western) (PANOSE Default).]</text:span></text:p>
        </text:list-item>
        <text:list-item>
          <text:p text:style-name="P15"><text:span text:style-name="T2">Corel text can be “paragraph text” or “artistic text”. <text:s/></text:span><text:span text:style-name="T6">Does it matter?</text:span><text:span text:style-name="T2"> </text:span></text:p>
        </text:list-item>
        <text:list-item>
          <text:p text:style-name="P16">What is Outline:None with respect to text? <text:s/>Can I define outline only text and put it on the Cut or Mark layer?</text:p>
        </text:list-item>
        <text:list-item>
          <text:p text:style-name="P16"><text:s/></text:p>
        </text:list-item>
      </text:list>
      <text:p text:style-name="P3">References</text:p>
      <text:p text:style-name="Standard"/>
      <text:list xml:id="list8110176625620344411" text:style-name="L4">
        <text:list-item>
          <text:p text:style-name="P11">DXF (AutoCAD Drawing Interchange Format) Family, ASCII variant. <text:s/>https://www.loc.gov/preservation/digital/formats/fdd/fdd000446.shtml</text:p>
        </text:list-item>
        <text:list-item>
          <text:p text:style-name="P11">DXF File Structure. <text:s/>https://ezdxf.readthedocs.io/en/master/dxfinternals/filestructure.html</text:p>
        </text:list-item>
        <text:list-item>
          <text:p text:style-name="P12">Autodesk AutoCAD 2018. <text:s/><text:a xlink:type="simple" xlink:href="https://help.autodesk.com/view/OARX/2018/ENU" text:style-name="Internet_20_link" text:visited-style-name="Visited_20_Internet_20_Link">https://help.autodesk.com/view/OARX/2018/ENU</text:a></text:p>
        </text:list-item>
        <text:list-item>
          <text:p text:style-name="P12">PLS User Manua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 Johnson</meta:initial-creator>
    <meta:creation-date>2020-02-20T20:23:41.50</meta:creation-date>
    <dc:date>2020-02-27T22:04:30.33</dc:date>
    <dc:creator>Doug Johnson</dc:creator>
    <meta:editing-duration>P1DT2H24M54S</meta:editing-duration>
    <meta:editing-cycles>15</meta:editing-cycles>
    <meta:generator>OpenOffice/4.1.5$Win32 OpenOffice.org_project/415m1$Build-9789</meta:generator>
    <meta:document-statistic meta:table-count="0" meta:image-count="0" meta:object-count="0" meta:page-count="4" meta:paragraph-count="40" meta:word-count="1301" meta:character-count="7520"/>
  </office:meta>
</office:document-meta>
</file>